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78000000293F129F29406AB3DC8.png" manifest:media-type="image/png"/>
  <manifest:file-entry manifest:full-path="Pictures/1000000000000020000000204B249CA79A42C6D7.png" manifest:media-type="image/png"/>
  <manifest:file-entry manifest:full-path="Pictures/10000000000003A8000001417C9408171540E3C5.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MS Mincho" svg:font-family="'MS Mincho', 'ＭＳ 明朝'" style:font-family-generic="roman"/>
    <style:font-face style:name="DejaVu Sans2" svg:font-family="'DejaVu Sans'" style:font-family-generic="swiss"/>
    <style:font-face style:name="Courier New" svg:font-family="'Courier New'" style:font-family-generic="modern" style:font-pitch="fixed"/>
    <style:font-face style:name="FreeMono" svg:font-family="FreeMono" style:font-family-generic="modern" style:font-pitch="fixed"/>
    <style:font-face style:name="Albany AMT" svg:font-family="'Albany AMT'" style:font-pitch="variable"/>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3" svg:font-family="'DejaVu Sans'" style:font-adornments="Extra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graphic-properties style:protect="size"/>
    </style:style>
    <style:style style:name="gr3" style:family="graphic" style:parent-style-name="standard">
      <style:graphic-properties draw:stroke="none" draw:fill="none" fo:min-height="9.275cm"/>
    </style:style>
    <style:style style:name="pr1" style:family="presentation" style:parent-style-name="Title1-subtitle" style:list-style-name="L6">
      <style:graphic-properties draw:stroke="none" draw:fill="none" draw:fill-color="#ffffff" draw:textarea-horizontal-align="justify" draw:textarea-vertical-align="top" draw:auto-grow-height="true" draw:auto-grow-width="false" fo:min-height="5.313cm" fo:min-width="0cm" fo:padding-top="0.13cm" fo:padding-bottom="0.13cm" fo:padding-left="0.25cm" fo:padding-right="0.25cm" fo:wrap-option="no-wrap" draw:shadow="hidden" draw:shadow-color="#808080"/>
    </style:style>
    <style:style style:name="pr2" style:family="presentation" style:parent-style-name="Title1-notes">
      <style:graphic-properties draw:stroke="none" draw:fill="none" draw:fill-color="#ffffff" draw:auto-grow-height="true" fo:min-height="11.997cm" draw:shadow="hidden"/>
    </style:style>
    <style:style style:name="pr3" style:family="presentation" style:parent-style-name="Default-title">
      <style:graphic-properties draw:auto-grow-height="true" fo:min-height="2.867cm"/>
    </style:style>
    <style:style style:name="pr4" style:family="presentation" style:parent-style-name="Default-outline1">
      <style:graphic-properties draw:auto-grow-height="true" fo:min-height="13.97cm"/>
    </style:style>
    <style:style style:name="pr5" style:family="presentation" style:parent-style-name="Default-notes">
      <style:graphic-properties draw:fill-color="#ffffff" fo:min-height="11.746cm"/>
    </style:style>
    <style:style style:name="pr6" style:family="presentation" style:parent-style-name="Default-title">
      <style:graphic-properties fo:min-height="2.867cm"/>
    </style:style>
    <style:style style:name="pr7" style:family="presentation" style:parent-style-name="Default-outline1">
      <style:graphic-properties fo:min-height="12.958cm"/>
    </style:style>
    <style:style style:name="pr8" style:family="presentation" style:parent-style-name="Default-notes">
      <style:graphic-properties draw:fill-color="#ffffff" fo:min-height="11.996cm"/>
    </style:style>
    <style:style style:name="pr9" style:family="presentation" style:parent-style-name="Default-outline1">
      <style:graphic-properties fo:min-height="11.6cm"/>
    </style:style>
    <style:style style:name="pr10" style:family="presentation" style:parent-style-name="Title1-subtitle" style:list-style-name="L6">
      <style:graphic-properties draw:stroke="none" draw:fill="none" draw:fill-color="#ffffff" draw:textarea-horizontal-align="justify" draw:textarea-vertical-align="top" draw:auto-grow-height="true" draw:auto-grow-width="false" fo:min-height="4.634cm" fo:min-width="0cm" fo:padding-top="0.13cm" fo:padding-bottom="0.13cm" fo:padding-left="0.25cm" fo:padding-right="0.25cm" fo:wrap-option="no-wrap" draw:shadow="hidden" draw:shadow-color="#808080"/>
    </style:style>
    <style:style style:name="pr11"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no-wrap" draw:shadow="hidden" draw:shadow-color="#808080"/>
    </style:style>
    <style:style style:name="P1" style:family="paragraph">
      <style:paragraph-properties style:writing-mode="lr-tb"/>
    </style:style>
    <style:style style:name="P2" style:family="paragraph">
      <style:paragraph-properties fo:margin-left="0cm" fo:margin-right="0cm" fo:text-indent="0cm"/>
    </style:style>
    <style:style style:name="P3" style:family="paragraph">
      <loext:graphic-properties draw:fill="none" draw:fill-color="#ffffff"/>
      <style:paragraph-properties fo:margin-left="0cm" fo:margin-right="0cm" fo:margin-top="0.114cm" fo:margin-bottom="0.229cm" fo:line-height="95%" fo:text-indent="0cm" style:punctuation-wrap="hanging" style:line-break="strict" style:writing-mode="lr-tb"/>
      <style:text-properties style:font-name="FreeMono" fo:font-size="24pt" style:font-size-asian="24pt" style:font-size-complex="24pt"/>
    </style:style>
    <style:style style:name="P4" style:family="paragraph">
      <loext:graphic-properties draw:fill="solid" draw:fill-color="#ffffff"/>
      <style:paragraph-properties style:writing-mode="lr-tb"/>
    </style:style>
    <style:style style:name="P5" style:family="paragraph">
      <loext:graphic-properties draw:fill="none" draw:fill-color="#ffffff"/>
      <style:paragraph-properties fo:margin-left="0cm" fo:margin-right="0cm" fo:text-indent="0cm"/>
      <style:text-properties fo:font-size="12pt"/>
    </style:style>
    <style:style style:name="P6" style:family="paragraph">
      <style:paragraph-properties fo:margin-left="0cm" fo:margin-right="0cm" fo:margin-top="0cm" fo:margin-bottom="0cm" fo:line-height="12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 style:family="paragraph">
      <style:paragraph-properties fo:margin-left="0.93cm" fo:margin-right="0cm" fo:text-indent="-0.93cm"/>
    </style:style>
    <style:style style:name="P8" style:family="paragraph">
      <style:text-properties fo:font-size="18pt" style:font-size-asian="18pt" style:font-size-complex="18pt"/>
    </style:style>
    <style:style style:name="P9" style:family="paragraph">
      <loext:graphic-properties draw:fill-color="#ffffff"/>
    </style:style>
    <style:style style:name="P10" style:family="paragraph">
      <style:paragraph-properties fo:margin-left="0cm" fo:margin-right="0cm" fo:margin-top="0.204cm" fo:margin-bottom="0.3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style>
    <style:style style:name="P11" style:family="paragraph">
      <style:paragraph-properties fo:margin-left="0cm" fo:margin-right="0cm" fo:line-height="100%" fo:text-indent="0cm"/>
    </style:style>
    <style:style style:name="P12" style:family="paragraph">
      <loext:graphic-properties draw:fill="none"/>
    </style:style>
    <style:style style:name="P13" style:family="paragraph">
      <loext:graphic-properties draw:fill="none" draw:fill-color="#ffffff"/>
      <style:paragraph-properties fo:margin-left="0cm" fo:margin-right="0cm" fo:margin-top="0.335cm" fo:margin-bottom="0cm" fo:line-height="90%" fo:text-align="center" fo:text-indent="0cm" style:punctuation-wrap="hanging" style:line-break="strict" style:writing-mode="lr-tb"/>
      <style:text-properties fo:color="#ffffff" style:font-name="DejaVu Sans" fo:font-size="48pt" fo:text-shadow="1pt 1pt" fo:font-weight="bold" style:font-size-asian="48pt" style:font-weight-asian="bold" style:font-size-complex="48pt" style:font-weight-complex="bold"/>
    </style:style>
    <style:style style:name="T1" style:family="text">
      <style:text-properties fo:color="#ffffff" style:text-outline="false" style:text-line-through-style="none" style:text-line-through-type="none" style:text-position="0% 100%" style:font-name="DejaVu Sans" fo:font-size="40pt" fo:language="en" fo:country="GB" fo:font-style="normal" fo:text-shadow="1pt 1pt" style:text-underline-style="none" fo:font-weight="normal" style:font-name-asian="Arial" style:font-size-asian="40pt" style:language-asian="en" style:country-asian="US" style:font-style-asian="normal" style:font-weight-asian="normal" style:font-name-complex="Arial" style:font-size-complex="40pt" style:font-style-complex="normal" style:font-weight-complex="normal" style:text-emphasize="none" style:font-relief="none"/>
    </style:style>
    <style:style style:name="T2" style:family="text">
      <style:text-properties style:font-name="FreeMono" fo:font-size="36pt" style:font-size-asian="36pt" style:font-size-complex="36pt"/>
    </style:style>
    <style:style style:name="T3" style:family="text">
      <style:text-properties style:font-name="FreeMono" fo:font-size="24pt" style:font-size-asian="24pt" style:font-size-complex="24pt"/>
    </style:style>
    <style:style style:name="T4" style:family="text">
      <style:text-properties fo:color="#ffffff" fo:font-size="40pt"/>
    </style:style>
    <style:style style:name="T5" style:family="text">
      <style:text-properties style:font-name="DejaVu Sans" fo:font-size="22pt" style:font-size-asian="22pt" style:font-size-complex="22pt"/>
    </style:style>
    <style:style style:name="T6" style:family="text">
      <style:text-properties fo:color="#000000" style:text-outline="false" style:text-line-through-style="none" style:text-line-through-type="none" style:text-position="0% 100%" style:font-name="DejaVu Sans"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font-relief="none"/>
    </style:style>
    <style:style style:name="T7" style:family="text">
      <style:text-properties fo:color="#000000" style:text-outline="false" style:text-line-through-style="none" style:text-line-through-type="none" style:text-position="0% 100%" style:font-name="DejaVu Sans" fo:font-size="22pt" fo:font-style="normal" fo:text-shadow="none" style:text-underline-style="none" fo:font-weight="bold" style:font-name-asian="Arial" style:font-size-asian="22pt" style:font-style-asian="normal" style:font-weight-asian="bold" style:font-name-complex="Arial" style:font-size-complex="22pt" style:font-style-complex="normal" style:font-weight-complex="bold" style:text-emphasize="none" style:font-relief="none"/>
    </style:style>
    <style:style style:name="T8" style:family="text">
      <style:text-properties style:font-name="DejaVu Sans" fo:font-size="22pt" fo:font-weight="normal" style:font-size-asian="22pt" style:font-weight-asian="normal" style:font-size-complex="22pt" style:font-weight-complex="normal"/>
    </style:style>
    <style:style style:name="T9" style:family="text">
      <style:text-properties style:font-name="DejaVu Sans" fo:font-size="22pt" fo:font-weight="bold" style:font-size-asian="22pt" style:font-weight-asian="bold" style:font-size-complex="22pt" style:font-weight-complex="bold"/>
    </style:style>
    <style:style style:name="T10" style:family="text">
      <style:text-properties fo:color="#b3b3b3" style:font-name="DejaVu Sans" fo:font-size="20pt" fo:font-style="normal" fo:text-shadow="none" fo:font-weight="bold" style:font-size-asian="20pt" style:font-style-asian="normal" style:font-weight-asian="bold" style:font-size-complex="20pt" style:font-style-complex="normal" style:font-weight-complex="bold"/>
    </style:style>
    <style:style style:name="T11" style:family="text">
      <style:text-properties fo:color="#999999" style:font-name="DejaVu Sans" fo:font-size="16pt" fo:font-style="normal" fo:text-shadow="none" fo:font-weight="normal" style:font-size-asian="16pt" style:font-style-asian="normal" style:font-weight-asian="normal" style:font-size-complex="16pt" style:font-style-complex="normal" style:font-weight-complex="normal"/>
    </style:style>
    <style:style style:name="T12" style:family="text">
      <style:text-properties fo:color="#999999" fo:font-size="16pt" fo:font-style="normal" fo:text-shadow="none" fo:font-weight="normal" style:font-size-asian="16pt" style:font-style-asian="normal" style:font-weight-asian="normal" style:font-size-complex="16pt" style:font-style-complex="normal" style:font-weight-complex="normal"/>
    </style:style>
    <style:style style:name="T13" style:family="text">
      <style:text-properties fo:color="#999999" style:font-name="FreeMono" fo:font-size="16pt" fo:font-style="normal" fo:text-shadow="none"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style:text-properties style:font-name="Wingdings"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 fo:color="#808080" fo:font-size="100%"/>
      </text:list-level-style-bullet>
      <text:list-level-style-bullet text:level="6" text:bullet-char="•">
        <style:list-level-properties text:space-before="5.08cm"/>
        <style:text-properties style:font-name="Arial" fo:color="#808080" fo:font-size="100%"/>
      </text:list-level-style-bullet>
      <text:list-level-style-bullet text:level="7" text:bullet-char="•">
        <style:list-level-properties text:space-before="5.08cm"/>
        <style:text-properties style:font-name="Arial" fo:color="#808080" fo:font-size="100%"/>
      </text:list-level-style-bullet>
      <text:list-level-style-bullet text:level="8" text:bullet-char="•">
        <style:list-level-properties text:space-before="5.08cm"/>
        <style:text-properties style:font-name="Arial" fo:color="#808080" fo:font-size="100%"/>
      </text:list-level-style-bullet>
      <text:list-level-style-bullet text:level="9" text:bullet-char="•">
        <style:list-level-properties text:space-before="5.08cm"/>
        <style:text-properties style:font-name="Aria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Century Gothic"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style:font-name="Wingdings"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 fo:color="#808080" fo:font-size="100%"/>
      </text:list-level-style-bullet>
      <text:list-level-style-bullet text:level="6" text:bullet-char="•">
        <style:list-level-properties text:space-before="5.08cm" text:min-label-width="0.635cm"/>
        <style:text-properties style:font-name="Arial" fo:color="#808080" fo:font-size="100%"/>
      </text:list-level-style-bullet>
      <text:list-level-style-bullet text:level="7" text:bullet-char="•">
        <style:list-level-properties text:space-before="5.08cm" text:min-label-width="0.635cm"/>
        <style:text-properties style:font-name="Arial" fo:color="#808080" fo:font-size="100%"/>
      </text:list-level-style-bullet>
      <text:list-level-style-bullet text:level="8" text:bullet-char="•">
        <style:list-level-properties text:space-before="5.08cm" text:min-label-width="0.635cm"/>
        <style:text-properties style:font-name="Aria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Wingdings"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 fo:color="#808080" fo:font-size="100%"/>
      </text:list-level-style-bullet>
      <text:list-level-style-bullet text:level="6" text:bullet-char="•">
        <style:list-level-properties text:space-before="5.08cm" text:min-label-width="0.635cm"/>
        <style:text-properties style:font-name="Arial" fo:color="#808080" fo:font-size="100%"/>
      </text:list-level-style-bullet>
      <text:list-level-style-bullet text:level="7" text:bullet-char="•">
        <style:list-level-properties text:space-before="5.08cm" text:min-label-width="0.635cm"/>
        <style:text-properties style:font-name="Arial" fo:color="#808080" fo:font-size="100%"/>
      </text:list-level-style-bullet>
      <text:list-level-style-bullet text:level="8" text:bullet-char="•">
        <style:list-level-properties text:space-before="5.08cm" text:min-label-width="0.635cm"/>
        <style:text-properties style:font-name="Arial" fo:color="#80808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L6">
      <text:list-level-style-bullet text:level="1" text:bullet-char="">
        <style:list-level-properties text:space-before="1.27cm"/>
        <style:text-properties style:font-name="Wingdings"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 fo:color="#808080" fo:font-size="100%"/>
      </text:list-level-style-bullet>
      <text:list-level-style-bullet text:level="6" text:bullet-char="•">
        <style:list-level-properties text:space-before="5.08cm"/>
        <style:text-properties style:font-name="Arial" fo:color="#808080" fo:font-size="100%"/>
      </text:list-level-style-bullet>
      <text:list-level-style-bullet text:level="7" text:bullet-char="•">
        <style:list-level-properties text:space-before="5.08cm"/>
        <style:text-properties style:font-name="Arial" fo:color="#808080" fo:font-size="100%"/>
      </text:list-level-style-bullet>
      <text:list-level-style-bullet text:level="8" text:bullet-char="•">
        <style:list-level-properties text:space-before="5.08cm"/>
        <style:text-properties style:font-name="Arial" fo:color="#808080" fo:font-size="100%"/>
      </text:list-level-style-bullet>
      <text:list-level-style-bullet text:level="9" text:bullet-char="•">
        <style:list-level-properties text:space-before="5.08cm"/>
        <style:text-properties style:font-name="Aria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3" draw:layer="layout" svg:width="22.4cm" svg:height="5.573cm" svg:x="5.08cm" svg:y="12.305cm" presentation:class="subtitle" presentation:user-transformed="true">
          <draw:text-box>
            <text:p text:style-name="P1"><text:span text:style-name="T1">Remote Control of host</text:span></text:p>
            <text:p text:style-name="P2"><text:span text:style-name="T2"/></text:p>
            <text:p text:style-name="P2"><text:span text:style-name="T3">ggg.instigate.training</text:span></text:p>
          </draw:text-box>
        </draw:frame>
        <presentation:notes draw:style-name="dp2">
          <draw:custom-shape draw:style-name="gr1" draw:text-style-name="P4" draw:layer="layout" svg:width="13.547cm" svg:height="10.002cm" svg:x="3.391cm" svg:y="2.028cm">
            <text:p/>
            <draw:enhanced-geometry svg:viewBox="0 0 21600 21600" draw:type="mso-spt202" draw:enhanced-path="M 0 0 L 21600 0 21600 21600 0 21600 0 0 Z N"/>
          </draw:custom-shape>
          <draw:frame presentation:style-name="pr2" draw:text-style-name="P5"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8.749cm" svg:height="2.867cm" svg:x="1.599cm" svg:y="0.799cm" presentation:class="title" presentation:user-transformed="true">
          <draw:text-box>
            <text:p><text:span text:style-name="T4">Agenda: Network services</text:span></text:p>
          </draw:text-box>
        </draw:frame>
        <draw:frame presentation:style-name="pr4" draw:text-style-name="P8" draw:layer="layout" svg:width="29.616cm" svg:height="13.97cm" svg:x="1.499cm" svg:y="4.745cm" presentation:class="outline" presentation:user-transformed="true">
          <draw:text-box>
            <text:list text:style-name="L3">
              <text:list-item>
                <text:p text:style-name="P6"><text:span text:style-name="T5">SSH</text:span></text:p>
              </text:list-item>
              <text:list-item>
                <text:p text:style-name="P6"><text:span text:style-name="T5">Telnet</text:span></text:p>
              </text:list-item>
              <text:list-item>
                <text:p text:style-name="P7"><text:span text:style-name="T5">VNC</text:span></text:p>
              </text:list-item>
            </text:list>
          </draw:text-box>
        </draw:frame>
        <presentation:notes draw:style-name="dp3">
          <draw:page-thumbnail draw:style-name="gr2" draw:layer="layout" svg:width="43.992cm" svg:height="32.994cm" svg:x="-21.996cm" svg:y="-14.478cm" draw:page-number="2" presentation:class="page"/>
          <draw:frame presentation:style-name="pr5" draw:text-style-name="P9" draw:layer="layout" svg:width="16.232cm" svg:height="11.746cm" svg:x="2.033cm" svg:y="12.668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 text:style-name="P2"><text:span text:style-name="T4">SSH</text:span></text:p>
          </draw:text-box>
        </draw:frame>
        <draw:frame presentation:style-name="pr7" draw:layer="layout" svg:width="28.773cm" svg:height="13.911cm" svg:x="1.499cm" svg:y="3.864cm" presentation:class="outline" presentation:user-transformed="true">
          <draw:text-box>
            <text:list text:style-name="L4">
              <text:list-header>
                <text:p text:style-name="P6"><text:span text:style-name="T6">SSH (Secure shell) is a program which allows to connect to remote host via </text:span><text:span text:style-name="T6">encrypted channel. It can be used for accessing shell on the remote </text:span><text:span text:style-name="T6">computer as well as executing single commands on remote computer.</text:span></text:p>
                <text:p text:style-name="P6"><text:span text:style-name="T6">Syntax: </text:span><text:span text:style-name="T7">ssh [options] [user@]hostname [command]</text:span></text:p>
                <text:p text:style-name="P6"><text:span text:style-name="T7"/></text:p>
                <text:p text:style-name="P6"><text:span text:style-name="T6">SSH can be used for port forwarding. The following command binds the 80 </text:span><text:span text:style-name="T6">port of the remote computer to 8080 port of the local computer:</text:span></text:p>
                <text:p text:style-name="P6"><text:span text:style-name="T7">ssh -L 8080:remote_host_name:80 </text:span><text:span text:style-name="T7"><text:a xlink:href="mailto:user@remote" xlink:type="simple">user@remote</text:a></text:span><text:span text:style-name="T7">_host_name</text:span></text:p>
                <text:p text:style-name="P6"><text:span text:style-name="T7">-X</text:span><text:span text:style-name="T6"> flag enables X protocol forwarding from remote machine to local </text:span><text:span text:style-name="T6">machine. So graphical programs can be run via SSH if -X flag was specified </text:span><text:span text:style-name="T6">during connection.</text:span></text:p>
                <text:p text:style-name="P10"><text:span text:style-name="T6">Configuration files are located under /etc/ssh directory and ~/.ssh </text:span><text:span text:style-name="T6">directory.</text:span></text:p>
              </text:list-header>
            </text:list>
          </draw:text-box>
        </draw:frame>
        <presentation:notes draw:style-name="dp3">
          <draw:page-thumbnail draw:style-name="gr2" draw:layer="layout" svg:width="43.992cm" svg:height="32.994cm" svg:x="-21.996cm" svg:y="-14.478cm" draw:page-number="3" presentation:class="page"/>
          <draw:frame presentation:style-name="pr8" draw:text-style-name="P9" draw:layer="layout" svg:width="16.232cm" svg:height="11.996cm" svg:x="2.033cm" svg:y="12.668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8.749cm" svg:height="2.867cm" svg:x="1.599cm" svg:y="0.799cm" presentation:class="title">
          <draw:text-box>
            <text:p><text:span text:style-name="T4">Telnet</text:span></text:p>
          </draw:text-box>
        </draw:frame>
        <draw:frame presentation:style-name="pr9" draw:text-style-name="P11" draw:layer="layout" svg:width="28.773cm" svg:height="12.709cm" svg:x="1.499cm" svg:y="3.864cm" presentation:class="outline" presentation:user-transformed="true">
          <draw:text-box>
            <text:list text:style-name="L3">
              <text:list-header>
                <text:p text:style-name="P11"/>
                <text:p text:style-name="P11">Telnet is another program which allows to connect to remote machines.</text:p>
                <text:p text:style-name="P11">Telnet doesn't support data encryption, therefore it is used only in local area networks.</text:p>
                <text:p text:style-name="P11"/>
                <text:p text:style-name="P11">Telnet provides a remote shell when connected to remote computer. Graphical programs can be configured to open their display on the client machine, so it is also possible to run programs with GUI through Telnet.</text:p>
                <text:p text:style-name="P11">Usage:</text:p>
                <text:p text:style-name="P11">telnet hostname [port]</text:p>
              </text:list-header>
            </text:list>
          </draw:text-box>
        </draw:frame>
        <presentation:notes draw:style-name="dp3">
          <draw:page-thumbnail draw:style-name="gr2" draw:layer="layout" svg:width="43.992cm" svg:height="32.994cm" svg:x="-21.996cm" svg:y="-14.478cm" draw:page-number="4" presentation:class="page"/>
          <draw:frame presentation:style-name="pr8" draw:text-style-name="P9" draw:layer="layout" svg:width="16.232cm" svg:height="11.996cm" svg:x="2.033cm" svg:y="12.668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6" draw:layer="layout" svg:width="28.749cm" svg:height="2.867cm" svg:x="1.599cm" svg:y="0.799cm" presentation:class="title" presentation:user-transformed="true">
          <draw:text-box>
            <text:p text:style-name="P2">VNC</text:p>
          </draw:text-box>
        </draw:frame>
        <draw:frame draw:style-name="gr3" draw:text-style-name="P12" draw:layer="layout" svg:width="29.21cm" svg:height="9.525cm" svg:x="0.635cm" svg:y="4.445cm">
          <draw:text-box>
            <text:p><text:span text:style-name="T8"/></text:p>
            <text:p><text:span text:style-name="T8">Virtual Network Computing is a protocol which enables forwarding of screen, keyboard and mouse over network.</text:span></text:p>
            <text:p><text:span text:style-name="T8"/></text:p>
            <text:p><text:span text:style-name="T9">vncserver</text:span><text:span text:style-name="T8"> is a program which runs a desktop manager using virtual screen and allows clients to connect to that session over network.</text:span></text:p>
            <text:p><text:span text:style-name="T8"/></text:p>
            <text:p><text:span text:style-name="T9">vncviewer</text:span><text:span text:style-name="T8"> is a program which connects to vncserver and allows to view and/or control the session.</text:span></text:p>
          </draw:text-box>
        </draw:frame>
        <presentation:notes draw:style-name="dp3">
          <draw:page-thumbnail draw:style-name="gr2" draw:layer="layout" svg:width="43.992cm" svg:height="32.994cm" svg:x="-21.996cm" svg:y="-14.478cm" draw:page-number="5" presentation:class="page"/>
          <draw:frame presentation:style-name="pr8" draw:text-style-name="P9" draw:layer="layout" svg:width="16.232cm" svg:height="11.996cm" svg:x="2.033cm" svg:y="12.668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layer="layout" svg:width="28.749cm" svg:height="2.867cm" svg:x="1.599cm" svg:y="0.799cm" presentation:class="title" presentation:user-transformed="true">
          <draw:text-box>
            <text:p text:style-name="P2"><text:span text:style-name="T4">VNC continuation</text:span> Managers</text:p>
          </draw:text-box>
        </draw:frame>
        <draw:frame presentation:style-name="pr9" draw:layer="layout" svg:width="28.773cm" svg:height="15.149cm" svg:x="1.27cm" svg:y="3.81cm" presentation:class="outline" presentation:user-transformed="true">
          <draw:text-box>
            <text:list text:style-name="L3">
              <text:list-header>
                <text:p text:style-name="P6"><text:span text:style-name="T8">To set up a VNC session one should run vncserver with appropriate </text:span><text:span text:style-name="T8">parameters:</text:span></text:p>
                <text:p text:style-name="P6"><text:span text:style-name="T9">vncserver :2</text:span><text:span text:style-name="T8"> – there :2 is the number of display to use.</text:span></text:p>
                <text:p text:style-name="P6"><text:span text:style-name="T8">Note that the display used for VNC sessions is not bind to any tty, </text:span><text:span text:style-name="T8">particularly it is impossible to view that display by pressing Alt+Ctrl+F7 (-</text:span><text:span text:style-name="T8">F12).</text:span></text:p>
                <text:p text:style-name="P6"><text:span text:style-name="T8">To kill a VNC session use following command: </text:span><text:span text:style-name="T9">vncserver -kill :2</text:span></text:p>
                <text:p text:style-name="P6"><text:span text:style-name="T8">Once the VNC session is started, clients can connect to it using following </text:span><text:span text:style-name="T8">command: </text:span><text:span text:style-name="T9">vncviewer host :display</text:span></text:p>
                <text:p text:style-name="P6"><text:span text:style-name="T8"/></text:p>
                <text:p text:style-name="P6"><text:span text:style-name="T8">Clients may be prompted for password, and depending on entered </text:span><text:span text:style-name="T8">password may be granted view only or full access. The passwords for both </text:span><text:span text:style-name="T8">cases are set up during first startup of VNC server, and can be changed </text:span><text:span text:style-name="T8">using </text:span><text:span text:style-name="T9">vncpasswd </text:span><text:span text:style-name="T8">command</text:span></text:p>
              </text:list-header>
            </text:list>
          </draw:text-box>
        </draw:frame>
        <presentation:notes draw:style-name="dp3">
          <draw:page-thumbnail draw:style-name="gr2" draw:layer="layout" svg:width="43.992cm" svg:height="32.994cm" svg:x="-21.996cm" svg:y="-14.478cm" draw:page-number="6" presentation:class="page"/>
          <draw:frame presentation:style-name="pr8" draw:text-style-name="P9" draw:layer="layout" svg:width="16.232cm" svg:height="11.996cm" svg:x="2.033cm" svg:y="12.668cm" presentation:class="notes" presentation:placeholder="true">
            <draw:text-box/>
          </draw:frame>
        </presentation:notes>
      </draw:page>
      <draw:page draw:name="page7" draw:style-name="dp1" draw:master-page-name="Title1" presentation:presentation-page-layout-name="AL1T0">
        <office:forms form:automatic-focus="false" form:apply-design-mode="false"/>
        <draw:frame presentation:style-name="pr10" draw:text-style-name="P3" draw:layer="layout" svg:width="22.4cm" svg:height="4.894cm" svg:x="5.08cm" svg:y="12.305cm" presentation:class="subtitle" presentation:user-transformed="true">
          <draw:text-box>
            <text:p><text:span text:style-name="T10">Instigate Training Center Foundation</text:span></text:p>
            <text:p><text:span text:style-name="T11">134/1 Tsarav Aghbyur Str, Yerevan, 0054, Armenia</text:span></text:p>
            <text:p text:style-name="P2"><text:span text:style-name="T12">+374.60.510710</text:span></text:p>
            <text:p text:style-name="P2"><text:span text:style-name="T13"/></text:p>
            <text:p text:style-name="P2"><text:span text:style-name="T3">ggg.instigate.training</text:span></text:p>
          </draw:text-box>
        </draw:frame>
        <draw:frame presentation:style-name="pr11" draw:text-style-name="P13" draw:layer="layout" svg:width="27.2cm" svg:height="2.629cm" svg:x="2.54cm" svg:y="7.331cm" presentation:class="title" presentation:placeholder="true" presentation:user-transformed="true">
          <draw:text-box/>
        </draw:frame>
        <presentation:notes draw:style-name="dp2">
          <draw:custom-shape draw:style-name="gr1" draw:text-style-name="P4" draw:layer="layout" svg:width="13.547cm" svg:height="10.002cm" svg:x="3.391cm" svg:y="2.028cm">
            <text:p/>
            <draw:enhanced-geometry svg:viewBox="0 0 21600 21600" draw:type="mso-spt202" draw:enhanced-path="M 0 0 L 21600 0 21600 21600 0 21600 0 0 Z N"/>
          </draw:custom-shape>
          <draw:frame presentation:style-name="pr2" draw:text-style-name="P5" draw:layer="layout" svg:width="16.232cm" svg:height="11.997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Arial Unicode MS'"/>
    <style:font-face style:name="MS Mincho" svg:font-family="'MS Mincho', 'ＭＳ 明朝'" style:font-family-generic="roman"/>
    <style:font-face style:name="DejaVu Sans2" svg:font-family="'DejaVu Sans'" style:font-family-generic="swiss"/>
    <style:font-face style:name="Courier New" svg:font-family="'Courier New'" style:font-family-generic="modern" style:font-pitch="fixed"/>
    <style:font-face style:name="FreeMono" svg:font-family="FreeMono" style:font-family-generic="modern" style:font-pitch="fixed"/>
    <style:font-face style:name="Albany AMT" svg:font-family="'Albany AMT'" style:font-pitch="variable"/>
    <style:font-face style:name="HG Mincho Light J" svg:font-family="'HG Mincho Light J'" style:font-pitch="variable"/>
    <style:font-face style:name="Lucidasans" svg:font-family="Lucidasans"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3" svg:font-family="'DejaVu Sans'" style:font-adornments="ExtraLight"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AMT" fo:font-size="24pt" fo:language="en" fo:country="US" style:font-name-asian="Albany AMT" style:font-size-asian="24pt" style:language-asian="zxx" style:country-asian="none" style:font-name-complex="Lucidasans" style:font-size-complex="24pt" style:language-complex="zxx" style:country-complex="none"/>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DejaVu Sans1" fo:font-family="'DejaVu Sans'" style:font-style-name="Book"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style-asian="normal" style:font-weight-asian="normal" style:font-name-complex="Ari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style:font-name="DejaVu Sans" fo:font-family="'DejaVu Sans'" style:font-family-generic="swiss" style:font-pitch="variable" fo:font-size="10pt" fo:language="en" fo:country="US" style:language-asian="en" style:country-asian="US" style:font-name-complex="DejaVu San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style:font-name="Times New Roman" fo:font-family="'Times New Roman'" style:font-family-generic="roman" style:font-pitch="variable" fo:font-size="11pt" fo:language="en" fo:country="US" style:font-name-asian="Arial" style:font-family-asian="Arial"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style:font-name="Arial" fo:font-family="Arial" style:font-family-generic="swiss" style:font-pitch="variable" fo:font-size="11pt" fo:language="en" fo:country="US" fo:font-style="italic" style:language-asian="en" style:country-asian="US" style:font-name-complex="Arial"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name-asian="MS Mincho" style:font-family-asian="'MS Mincho', 'ＭＳ 明朝'" style:font-family-generic-asian="roman" style:language-asian="en" style:country-asian="US" style:font-size-complex="11pt"/>
    </style:style>
    <style:style style:name="WW8Num4z0" style:family="graphic">
      <style:paragraph-properties style:text-autospace="none"/>
      <style:text-properties style:font-name="Symbol" fo:font-family="Symbol" style:font-family-generic="roman" style:font-pitch="variable" style:font-charset="x-symbol" fo:font-size="12pt" fo:language="en" fo:country="US" style:language-asian="en" style:country-asian="US" style:font-name-complex="Symbol" style:font-family-complex="Symbol" style:font-family-generic-complex="roman" style:font-pitch-complex="variable" style:font-charset-complex="x-symbol" style:font-size-complex="12pt"/>
    </style:style>
    <style:style style:name="WW8Num3z0" style:family="graphic">
      <style:paragraph-properties style:text-autospace="none"/>
      <style:text-properties style:font-name="Symbol" fo:font-family="Symbol" style:font-family-generic="roman" style:font-pitch="variable" style:font-charset="x-symbol" fo:font-size="12pt" fo:language="en" fo:country="US" style:language-asian="en" style:country-asian="US" style:font-name-complex="Symbol" style:font-family-complex="Symbol" style:font-family-generic-complex="roman" style:font-pitch-complex="variable" style:font-charset-complex="x-symbol" style:font-size-complex="12pt"/>
    </style:style>
    <style:style style:name="WW8Num3z1" style:family="graphic">
      <style:paragraph-properties style:text-autospace="none"/>
      <style:text-properties style:font-name="Courier New" fo:font-family="'Courier New'" style:font-family-generic="modern" style:font-pitch="fixed" fo:font-size="12pt" fo:language="en" fo:country="US" style:language-asian="en" style:country-asian="US" style:font-name-complex="Courier New" style:font-family-complex="'Courier New'" style:font-family-generic-complex="modern" style:font-pitch-complex="fixed" style:font-size-complex="12pt"/>
    </style:style>
    <style:style style:name="WW8Num3z5" style:family="graphic">
      <style:paragraph-properties style:text-autospace="none"/>
      <style:text-properties style:font-name="Wingdings" fo:font-family="Wingdings" style:font-pitch="variable" style:font-charset="x-symbol" fo:font-size="12pt" fo:language="en" fo:country="US" style:language-asian="en" style:country-asian="US" style:font-name-complex="Wingding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style:font-name="DejaVu Sans2" fo:font-family="'DejaVu Sans'" style:font-family-generic="swiss" fo:font-size="12pt" fo:language="en" fo:country="US" fo:font-weight="bold" style:language-asian="en" style:country-asian="US" style:font-name-complex="DejaVu Sans2" style:font-family-complex="'DejaVu Sans'" style:font-family-generic-complex="swiss" style:font-size-complex="12pt" style:font-style-complex="italic" style:font-weight-complex="bold"/>
    </style:style>
    <style:style style:name="Heading_20_1" style:display-name="Heading 1" style:family="graphic">
      <style:paragraph-properties fo:margin-left="0cm" fo:margin-right="0cm" fo:margin-top="0.441cm" fo:margin-bottom="0.351cm" fo:text-indent="0cm" style:text-autospace="none"/>
      <style:text-properties style:font-name="DejaVu Sans" fo:font-family="'DejaVu Sans'" style:font-family-generic="swiss" style:font-pitch="variable" fo:font-size="14pt" fo:font-weight="bold" style:font-name-asian="DejaVu Sans" style:font-family-asian="'DejaVu Sans'" style:font-family-generic-asian="swiss" style:font-pitch-asian="variable" style:font-size-asian="16pt" style:font-weight-asian="bold" style:font-name-complex="DejaVu Sans" style:font-family-complex="'DejaVu Sans'" style:font-family-generic-complex="swiss" style:font-pitch-complex="variable" style:font-weight-complex="bold"/>
    </style:style>
    <style:style style:name="Heading_20_2" style:display-name="Heading 2" style:family="graphic">
      <style:paragraph-properties fo:margin-top="0.351cm" fo:margin-bottom="0.265cm" style:text-autospace="none"/>
      <style:text-properties style:font-name="DejaVu Sans" fo:font-family="'DejaVu Sans'" style:font-family-generic="swiss" style:font-pitch="variable" fo:font-size="12pt" fo:font-style="normal" fo:font-weight="bold" style:font-name-asian="DejaVu Sans" style:font-family-asian="'DejaVu Sans'" style:font-family-generic-asian="swiss" style:font-pitch-asian="variable" style:font-size-asian="14pt" style:font-style-asian="italic" style:font-weight-asian="normal" style:font-name-complex="DejaVu Sans" style:font-family-complex="'DejaVu Sans'" style:font-family-generic-complex="swiss" style:font-pitch-complex="variable" style:font-style-complex="normal" style:font-weight-complex="bold"/>
    </style:style>
    <style:style style:name="Heading_20_3" style:display-name="Heading 3" style:family="graphic">
      <style:paragraph-properties fo:margin-top="0.265cm" fo:margin-bottom="0.178cm" style:text-autospace="none"/>
      <style:text-properties fo:color="#800000" style:font-name="DejaVu Sans" fo:font-family="'DejaVu Sans'" style:font-family-generic="swiss" style:font-pitch="variable" fo:font-size="10pt" fo:font-style="normal" fo:font-weight="bold" style:font-name-asian="DejaVu Sans" style:font-family-asian="'DejaVu Sans'" style:font-family-generic-asian="swiss" style:font-pitch-asian="variable" style:font-size-asian="14pt" style:font-style-asian="normal" style:font-weight-asian="bold" style:font-name-complex="DejaVu Sans" style:font-family-complex="'DejaVu Sans'" style:font-family-generic-complex="swiss" style:font-pitch-complex="variable" style:font-style-complex="normal" style:font-weight-complex="bold"/>
    </style:style>
    <style:style style:name="Heading_20_4" style:display-name="Heading 4" style:family="graphic">
      <style:paragraph-properties fo:margin-top="0.746cm" fo:margin-bottom="0.374cm" style:text-autospace="none"/>
      <style:text-properties style:font-name="DejaVu Sans" fo:font-family="'DejaVu Sans'" style:font-family-generic="swiss" style:font-pitch="variable" fo:font-size="11.5pt" fo:font-style="italic" fo:font-weight="bold" style:font-name-asian="DejaVu Sans" style:font-family-asian="'DejaVu Sans'" style:font-family-generic-asian="swiss" style:font-pitch-asian="variable" style:font-size-asian="11.5pt" style:font-style-asian="italic" style:font-weight-asian="bold" style:font-name-complex="DejaVu Sans" style:font-family-complex="'DejaVu Sans'" style:font-family-generic-complex="swiss" style:font-pitch-complex="variable" style:font-style-complex="italic" style:font-weight-complex="bold"/>
    </style:style>
    <style:style style:name="Heading_20_5" style:display-name="Heading 5" style:family="graphic">
      <style:paragraph-properties fo:margin-top="0.746cm" fo:margin-bottom="0.374cm" style:text-autospace="none"/>
      <style:text-properties style:font-name="DejaVu Sans" fo:font-family="'DejaVu Sans'" style:font-family-generic="swiss" style:font-pitch="variable" fo:font-size="11.5pt" fo:font-weight="bold" style:font-name-asian="DejaVu Sans" style:font-family-asian="'DejaVu Sans'" style:font-family-generic-asian="swiss" style:font-pitch-asian="variable" style:font-size-asian="11.5pt" style:font-weight-asian="bold" style:font-name-complex="DejaVu Sans" style:font-family-complex="'DejaVu Sans'" style:font-family-generic-complex="swiss" style:font-pitch-complex="variable" style:font-weight-complex="bold"/>
    </style:style>
    <style:style style:name="Heading_20_6" style:display-name="Heading 6" style:family="graphic">
      <style:paragraph-properties fo:margin-top="0.746cm" fo:margin-bottom="0.374cm" style:text-autospace="none"/>
      <style:text-properties style:font-name="DejaVu Sans" fo:font-family="'DejaVu Sans'" style:font-family-generic="swiss" style:font-pitch="variable" fo:font-size="10.5pt" fo:font-weight="bold" style:font-name-asian="DejaVu Sans" style:font-family-asian="'DejaVu Sans'" style:font-family-generic-asian="swiss" style:font-pitch-asian="variable" style:font-size-asian="10.5pt" style:font-weight-asian="bold" style:font-name-complex="DejaVu Sans" style:font-family-complex="'DejaVu Sans'" style:font-family-generic-complex="swiss" style:font-pitch-complex="variable" style:font-weight-complex="bold"/>
    </style:style>
    <style:style style:name="Heading_20_7" style:display-name="Heading 7" style:family="graphic">
      <style:paragraph-properties fo:margin-top="0.746cm" fo:margin-bottom="0.374cm" style:text-autospace="none"/>
      <style:text-properties style:font-name="DejaVu Sans" fo:font-family="'DejaVu Sans'" style:font-family-generic="swiss" style:font-pitch="variable" fo:font-size="10.5pt" fo:font-weight="bold" style:font-name-asian="DejaVu Sans" style:font-family-asian="'DejaVu Sans'" style:font-family-generic-asian="swiss" style:font-pitch-asian="variable" style:font-size-asian="10.5pt" style:font-weight-asian="bold" style:font-name-complex="DejaVu Sans" style:font-family-complex="'DejaVu Sans'" style:font-family-generic-complex="swiss" style:font-pitch-complex="variable" style:font-weight-complex="bold"/>
    </style:style>
    <style:style style:name="Heading_20_8" style:display-name="Heading 8" style:family="graphic">
      <style:paragraph-properties fo:margin-top="0.746cm" fo:margin-bottom="0.374cm" style:text-autospace="none"/>
      <style:text-properties style:font-name="DejaVu Sans" fo:font-family="'DejaVu Sans'" style:font-family-generic="swiss" style:font-pitch="variable" fo:font-size="10.5pt" fo:font-weight="bold" style:font-name-asian="DejaVu Sans" style:font-family-asian="'DejaVu Sans'" style:font-family-generic-asian="swiss" style:font-pitch-asian="variable" style:font-size-asian="10.5pt" style:font-weight-asian="bold" style:font-name-complex="DejaVu Sans" style:font-family-complex="'DejaVu Sans'" style:font-family-generic-complex="swiss" style:font-pitch-complex="variable" style:font-weight-complex="bold"/>
    </style:style>
    <style:style style:name="Heading_20_9" style:display-name="Heading 9" style:family="graphic">
      <style:paragraph-properties fo:margin-top="0.746cm" fo:margin-bottom="0.374cm" style:text-autospace="none"/>
      <style:text-properties style:font-name="DejaVu Sans" fo:font-family="'DejaVu Sans'" style:font-family-generic="swiss" style:font-pitch="variable" fo:font-size="10.5pt" fo:font-weight="bold" style:font-name-asian="DejaVu Sans" style:font-family-asian="'DejaVu Sans'" style:font-family-generic-asian="swiss" style:font-pitch-asian="variable" style:font-size-asian="10.5pt" style:font-weight-asian="bold" style:font-name-complex="DejaVu Sans" style:font-family-complex="'DejaVu Sans'" style:font-family-generic-complex="swiss" style:font-pitch-complex="variable" style:font-weight-complex="bold"/>
    </style:style>
    <style:style style:name="Footnote_20_anchor" style:display-name="Footnote anchor" style:family="graphic">
      <style:paragraph-properties style:text-autospace="none"/>
      <style:text-properties style:text-position="18% 100%"/>
    </style:style>
    <style:style style:name="Footnote_20_Characters" style:display-name="Footnote Characters" style:family="graphic">
      <style:paragraph-properties style:text-autospace="none"/>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Emphasis" style:family="graphic">
      <style:paragraph-properties style:text-autospace="none"/>
      <style:text-properties fo:font-style="italic" style:font-style-asian="italic" style:font-style-complex="italic"/>
    </style:style>
    <style:style style:name="Quotation"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WW8Num8z2" style:family="graphic">
      <style:paragraph-properties style:text-autospace="none"/>
      <style:text-properties style:font-name="Wingdings" fo:font-family="Wingdings" style:font-pitch="variable" style:font-charset="x-symbol" style:font-name-asian="Wingdings" style:font-family-asian="Wingdings" style:font-pitch-asian="variable" style:font-charset-asian="x-symbol"/>
    </style:style>
    <style:style style:name="WW8Num8z1"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8Num8z0" style:family="graphic">
      <style:paragraph-properties style:text-autospace="none"/>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style:text-underline-style="solid" style:text-underline-width="auto" style:text-underline-color="font-color"/>
    </style:style>
    <style:style style:name="Internet_20_Link" style:display-name="Internet Link" style:family="graphic">
      <style:paragraph-properties style:text-autospace="none"/>
      <style:text-properties fo:color="#000080" style:text-underline-style="solid" style:text-underline-width="auto" style:text-underline-color="font-color"/>
    </style:style>
    <style:style style:name="Bullets" style:family="graphic">
      <style:paragraph-properties style:text-autospace="none"/>
      <style:text-properties style:font-name="StarSymbol" fo:font-family="StarSymbol, 'Arial Unicode MS'" fo:font-size="9pt" style:font-name-asian="StarSymbol" style:font-family-asian="StarSymbol, 'Arial Unicode MS'" style:font-size-asian="9pt" style:font-name-complex="StarSymbol" style:font-family-complex="StarSymbol, 'Arial Unicode MS'"/>
    </style:style>
    <style:style style:name="Frame_20_contents" style:display-name="Frame contents" style:family="graphic">
      <style:paragraph-properties fo:margin-top="0.224cm" fo:margin-bottom="0.134cm" fo:line-height="120%" fo:text-align="start" style:text-autospace="none"/>
      <style:text-properties fo:font-size="10pt" style:font-size-asian="10pt" style:font-size-complex="10pt"/>
    </style:style>
    <style:style style:name="Footnote" style:family="graphic">
      <style:paragraph-properties fo:margin-left="1.055cm" fo:margin-right="0cm" fo:margin-top="0cm" fo:margin-bottom="0cm" fo:text-indent="-1.055cm" style:text-autospace="none"/>
      <style:text-properties fo:font-size="10pt" style:font-size-asian="10pt" style:font-size-complex="10pt"/>
    </style:style>
    <style:style style:name="Endnote" style:family="graphic">
      <style:paragraph-properties style:text-autospace="none"/>
      <style:text-properties fo:font-size="10pt" style:font-size-asian="10pt" style:font-size-complex="10pt"/>
    </style:style>
    <style:style style:name="Illustration" style:family="graphic">
      <style:paragraph-properties fo:margin-top="0.374cm" fo:margin-bottom="0.374cm" style:text-autospace="none"/>
      <style:text-properties fo:font-size="8pt" fo:font-style="italic" fo:font-weight="normal" style:font-size-asian="8pt" style:font-style-asian="italic" style:font-weight-asian="normal" style:font-size-complex="8pt" style:font-style-complex="italic" style:font-weight-complex="normal"/>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Table_20_Heading" style:display-name="Table Heading" style:family="graphic">
      <style:paragraph-properties fo:text-align="center" style:text-autospace="none"/>
      <style:text-properties fo:font-size="10pt" fo:font-weight="bold" style:font-size-asian="10pt" style:font-weight-asian="bold" style:font-size-complex="10pt" style:font-weight-complex="bold"/>
    </style:style>
    <style:style style:name="Table_20_Contents" style:display-name="Table Contents" style:family="graphic">
      <style:paragraph-properties style:text-autospace="none"/>
      <style:text-properties fo:font-size="10pt" style:font-size-asian="10pt" style:font-size-complex="10pt"/>
    </style:style>
    <style:style style:name="Footer" style:family="graphic">
      <style:paragraph-properties fo:margin-left="0cm" fo:margin-right="0cm" fo:margin-top="0cm" fo:margin-bottom="0cm" fo:text-indent="0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Header" style:family="graphic">
      <style:paragraph-properties fo:margin-top="0cm" fo:margin-bottom="0cm" style:line-height-at-least="0.31cm" style:text-autospace="none">
        <style:tab-stops>
          <style:tab-stop style:position="15.513cm" style:type="center"/>
          <style:tab-stop style:position="31.027cm" style:type="right"/>
        </style:tab-stops>
      </style:paragraph-properties>
      <style:text-properties fo:color="#4c4c4c" fo:font-size="8pt" style:font-size-asian="8pt" style:font-size-complex="8pt"/>
    </style:style>
    <style:style style:name="List" style:family="graphic">
      <style:paragraph-properties fo:margin-top="0.224cm" fo:margin-bottom="0.134cm" fo:line-height="120%" fo:text-align="start" style:text-autospace="none"/>
      <style:text-properties fo:font-size="10pt" style:font-size-asian="10pt" style:font-size-complex="10pt"/>
    </style:style>
    <style:style style:name="Drawing"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_20_Paragraph" style:display-name="List Paragraph" style:family="graphic">
      <style:paragraph-properties fo:margin-left="2.24cm" fo:margin-right="0cm" fo:margin-top="0cm" fo:margin-bottom="0cm" fo:text-indent="0cm" style:text-autospace="none"/>
    </style:style>
    <style:style style:name="Standard_20__28_Web_29_" style:display-name="Standard (Web)" style:family="graphic">
      <style:paragraph-properties fo:margin-top="0.871cm" fo:margin-bottom="0.871cm" style:text-autospace="none"/>
      <style:text-properties fo:language="en" fo:country="US"/>
    </style:style>
    <style:style style:name="Text_20_body_20_numbering" style:display-name="Text body numbering" style:family="graphic">
      <style:paragraph-properties fo:margin-top="0.224cm" fo:margin-bottom="0.134cm" fo:line-height="120%" fo:text-align="start" style:text-autospace="none"/>
      <style:text-properties fo:font-size="10pt" style:font-size-asian="10pt" style:font-size-complex="10pt"/>
    </style:style>
    <style:style style:name="Text_20_body_20_reference_20_numbering" style:display-name="Text body reference numbering" style:family="graphic">
      <style:paragraph-properties fo:margin-top="0.224cm" fo:margin-bottom="0.134cm" fo:line-height="120%" fo:text-align="start" style:text-autospace="none"/>
      <style:text-properties fo:font-size="10pt" style:font-size-asian="10pt" style:font-size-complex="10pt"/>
    </style:style>
    <style:style style:name="Heading_20_10" style:display-name="Heading 10" style:family="graphic">
      <style:paragraph-properties fo:margin-top="0.746cm" fo:margin-bottom="0.374cm" style:text-autospace="none"/>
      <style:text-properties style:font-name="DejaVu Sans" fo:font-family="'DejaVu Sans'" style:font-family-generic="swiss" style:font-pitch="variable" fo:font-size="10.5pt" fo:font-weight="bold" style:font-name-asian="DejaVu Sans" style:font-family-asian="'DejaVu Sans'" style:font-family-generic-asian="swiss" style:font-pitch-asian="variable" style:font-size-asian="10.5pt" style:font-weight-asian="bold" style:font-name-complex="DejaVu Sans" style:font-family-complex="'DejaVu Sans'" style:font-family-generic-complex="swiss" style:font-pitch-complex="variable" style:font-weight-complex="bold"/>
    </style:style>
    <style:style style:name="Header_20_left" style:display-name="Header left" style:family="graphic">
      <style:paragraph-properties style:text-autospace="none">
        <style:tab-stops>
          <style:tab-stop style:position="15.873cm" style:type="center"/>
          <style:tab-stop style:position="31.748cm" style:type="right"/>
        </style:tab-stops>
      </style:paragraph-properties>
    </style:style>
    <style:style style:name="Contents_20_10" style:display-name="Contents 10" style:family="graphic">
      <style:paragraph-properties fo:margin-left="7.925cm" fo:margin-right="0cm" fo:margin-top="0cm" fo:margin-bottom="0cm" fo:text-indent="0cm" style:text-autospace="none">
        <style:tab-stops>
          <style:tab-stop style:position="31.027cm" style:type="right" style:leader-style="dotted" style:leader-text="."/>
        </style:tab-stops>
      </style:paragraph-properties>
    </style:style>
    <style:style style:name="Index" style:family="graphic">
      <style:paragraph-properties style:text-autospace="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line-through-type="none" style:text-position="0% 100%" style:font-name="DejaVu Sans3" fo:font-family="'DejaVu Sans'" style:font-style-name="ExtraLight" style:font-family-generic="swiss" style:font-pitch="variable" fo:font-size="12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style:font-name="Wingdings"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 fo:color="#808080" fo:font-size="100%"/>
          </text:list-level-style-bullet>
          <text:list-level-style-bullet text:level="6" text:bullet-char="•">
            <style:list-level-properties text:space-before="5.08cm" text:min-label-width="0.635cm"/>
            <style:text-properties style:font-name="Arial" fo:color="#808080" fo:font-size="100%"/>
          </text:list-level-style-bullet>
          <text:list-level-style-bullet text:level="7" text:bullet-char="•">
            <style:list-level-properties text:space-before="5.08cm" text:min-label-width="0.635cm"/>
            <style:text-properties style:font-name="Arial" fo:color="#808080" fo:font-size="100%"/>
          </text:list-level-style-bullet>
          <text:list-level-style-bullet text:level="8" text:bullet-char="•">
            <style:list-level-properties text:space-before="5.08cm" text:min-label-width="0.635cm"/>
            <style:text-properties style:font-name="Aria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04cm" fo:margin-bottom="0.21cm" fo:line-height="100%"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DejaVu Sans" fo:font-family="'DejaVu Sans'" style:font-family-generic="swiss" style:font-pitch="variable" fo:font-size="22pt" fo:font-style="normal" fo:text-shadow="none" style:text-underline-style="none" fo:font-weight="normal" style:font-name-asian="Arial" style:font-family-asian="Arial" style:font-family-generic-asian="swiss" style:font-pitch-asian="variable" style:font-size-asian="22pt" style:font-style-asian="normal" style:font-weight-asian="normal" style:font-name-complex="Arial" style:font-family-complex="Arial" style:font-family-generic-complex="swiss" style:font-pitch-complex="variable" style:font-size-complex="2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100%"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DejaVu Sans" fo:font-family="'DejaVu Sans'"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font-relief="none"/>
    </style:style>
    <style:style style:name="Default-outline3" style:family="presentation" style:parent-style-name="Default-outline2">
      <style:paragraph-properties fo:margin-left="0cm" fo:margin-right="0cm" fo:margin-top="0.088cm" fo:margin-bottom="0.176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outline4" style:family="presentation" style:parent-style-name="Default-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DejaVu Sans" fo:font-family="'DejaVu Sans'"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style:font-name="Wingdings"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 fo:color="#808080" fo:font-size="100%"/>
          </text:list-level-style-bullet>
          <text:list-level-style-bullet text:level="6" text:bullet-char="•">
            <style:list-level-properties text:space-before="5.08cm"/>
            <style:text-properties style:font-name="Arial" fo:color="#808080" fo:font-size="100%"/>
          </text:list-level-style-bullet>
          <text:list-level-style-bullet text:level="7" text:bullet-char="•">
            <style:list-level-properties text:space-before="5.08cm"/>
            <style:text-properties style:font-name="Arial" fo:color="#808080" fo:font-size="100%"/>
          </text:list-level-style-bullet>
          <text:list-level-style-bullet text:level="8" text:bullet-char="•">
            <style:list-level-properties text:space-before="5.08cm"/>
            <style:text-properties style:font-name="Arial" fo:color="#808080" fo:font-size="100%"/>
          </text:list-level-style-bullet>
          <text:list-level-style-bullet text:level="9" text:bullet-char="•">
            <style:list-level-properties text:space-before="5.08cm"/>
            <style:text-properties style:font-name="Aria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 fo:font-family="'Century Gothic'" style:font-family-generic="swiss" style:font-pitch="variable" fo:font-size="26pt" fo:font-style="normal" fo:text-shadow="none" style:text-underline-style="none" fo:font-weight="normal" style:font-name-asian="Arial" style:font-family-asian="Arial" style:font-family-generic-asian="swiss" style:font-pitch-asian="variable"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style:font-name="Century Gothic"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DejaVu Sans3" fo:font-family="'DejaVu Sans'" style:font-style-name="ExtraLight" style:font-family-generic="swiss" style:font-pitch="variable" fo:font-size="32pt" fo:font-style="normal" fo:text-shadow="none" style:text-underline-style="none" fo:font-weight="bold" style:font-name-asian="Arial" style:font-family-asian="Arial" style:font-family-generic-asian="swiss" style:font-pitch-asian="variable" style:font-size-asian="38pt" style:font-style-asian="normal" style:font-weight-asian="normal" style:font-name-complex="Ari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HG Mincho Light J" style:font-family-asian="'HG Mincho Light J'"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style:font-name="Wingdings"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style:font-name="Wingdings"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style:font-name="Arial" fo:color="#808080" fo:font-size="100%"/>
          </text:list-level-style-bullet>
          <text:list-level-style-bullet text:level="6" text:bullet-char="•">
            <style:list-level-properties text:space-before="5.08cm" text:min-label-width="0.635cm"/>
            <style:text-properties style:font-name="Arial" fo:color="#808080" fo:font-size="100%"/>
          </text:list-level-style-bullet>
          <text:list-level-style-bullet text:level="7" text:bullet-char="•">
            <style:list-level-properties text:space-before="5.08cm" text:min-label-width="0.635cm"/>
            <style:text-properties style:font-name="Arial" fo:color="#808080" fo:font-size="100%"/>
          </text:list-level-style-bullet>
          <text:list-level-style-bullet text:level="8" text:bullet-char="•">
            <style:list-level-properties text:space-before="5.08cm" text:min-label-width="0.635cm"/>
            <style:text-properties style:font-name="Arial"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line-through-type="none" style:text-position="0% 100%" style:font-name="Arial" fo:font-family="Arial" style:font-family-generic="swiss" style:font-pitch="variable" fo:font-size="26pt" fo:font-style="normal" fo:text-shadow="none" style:text-underline-style="none" fo:font-weight="normal" style:font-name-asian="Arial" style:font-family-asian="Arial" style:font-family-generic-asian="swiss" style:font-pitch-asian="variable"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line-through-type="none" style:text-position="0% 100%" style:font-name="Arial" fo:font-family="Arial" style:font-family-generic="swiss" style:font-pitch="variable" fo:font-size="22pt" fo:font-style="normal" fo:text-shadow="none" style:text-underline-style="none" fo:font-weight="normal" style:font-name-asian="Arial" style:font-family-asian="Arial" style:font-family-generic-asian="swiss" style:font-pitch-asian="variable" style:font-size-asian="22pt" style:font-name-complex="Arial"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20pt" fo:font-style="normal" fo:text-shadow="none" style:text-underline-style="none" fo:font-weight="normal"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Arial" style:font-family-asian="Arial" style:font-family-generic-asian="swiss" style:font-pitch-asian="variable" style:font-size-asian="18pt" style:font-name-complex="Arial"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style:font-name="Wingdings"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style:font-name="Wingdings"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style:font-name="Arial" fo:color="#808080" fo:font-size="100%"/>
          </text:list-level-style-bullet>
          <text:list-level-style-bullet text:level="6" text:bullet-char="•">
            <style:list-level-properties text:space-before="5.08cm"/>
            <style:text-properties style:font-name="Arial" fo:color="#808080" fo:font-size="100%"/>
          </text:list-level-style-bullet>
          <text:list-level-style-bullet text:level="7" text:bullet-char="•">
            <style:list-level-properties text:space-before="5.08cm"/>
            <style:text-properties style:font-name="Arial" fo:color="#808080" fo:font-size="100%"/>
          </text:list-level-style-bullet>
          <text:list-level-style-bullet text:level="8" text:bullet-char="•">
            <style:list-level-properties text:space-before="5.08cm"/>
            <style:text-properties style:font-name="Arial" fo:color="#808080" fo:font-size="100%"/>
          </text:list-level-style-bullet>
          <text:list-level-style-bullet text:level="9" text:bullet-char="•">
            <style:list-level-properties text:space-before="5.08cm"/>
            <style:text-properties style:font-name="Arial"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line-through-type="none" style:text-position="0% 100%" style:font-name="Century Gothic" fo:font-family="'Century Gothic'" style:font-family-generic="swiss" style:font-pitch="variable" fo:font-size="26pt" fo:font-style="normal" fo:text-shadow="none" style:text-underline-style="none" fo:font-weight="normal" style:font-name-asian="Arial" style:font-family-asian="Arial" style:font-family-generic-asian="swiss" style:font-pitch-asian="variable" style:font-size-asian="26pt" style:font-style-asian="normal" style:font-weight-asian="normal" style:font-name-complex="Ari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style:font-name="Century Gothic"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line-through-type="none" style:text-position="0% 100%" style:font-name="Century Gothic" fo:font-family="'Century Gothic'" style:font-family-generic="swiss" style:font-pitch="variable" fo:font-size="38pt" fo:font-style="normal" fo:text-shadow="none" style:text-underline-style="none" fo:font-weight="normal" style:font-name-asian="Arial" style:font-family-asian="Arial" style:font-family-generic-asian="swiss" style:font-pitch-asian="variable" style:font-size-asian="38pt" style:font-style-asian="normal" style:font-weight-asian="normal" style:font-name-complex="Ari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no-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8" style:family="paragraph">
      <loext:graphic-properties draw:fill="none" draw:fill-color="#ffffff"/>
      <style:paragraph-properties style:writing-mode="lr-tb"/>
    </style:style>
    <style:style style:name="MP9" style:family="paragraph">
      <style:paragraph-properties fo:margin-left="0cm" fo:margin-right="0cm" fo:text-align="justify" fo:text-indent="0cm"/>
    </style:style>
    <style:style style:name="MP10" style:family="paragraph">
      <loext:graphic-properties draw:fill="none" draw:fill-color="#ffffff"/>
      <style:paragraph-properties fo:margin-left="0cm" fo:margin-right="0cm" fo:text-align="center" fo:text-indent="0cm"/>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style>
    <style:style style:name="MP13" style:family="paragraph">
      <style:paragraph-properties fo:margin-left="0cm" fo:margin-right="0cm" fo:line-height="100%" fo:text-indent="0cm" style:punctuation-wrap="hanging" style:line-break="strict"/>
    </style:style>
    <style:style style:name="MP14" style:family="paragraph">
      <loext:graphic-properties draw:fill="none" draw:fill-color="#ffffff"/>
      <style:paragraph-properties fo:margin-left="0cm" fo:margin-right="0cm" fo:line-height="100%" fo:text-indent="0cm" style:punctuation-wrap="hanging" style:line-break="strict" style:writing-mode="lr-tb"/>
      <style:text-properties fo:font-size="18.8999996185303pt"/>
    </style:style>
    <style:style style:name="MP15"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style:font-name="Arial" fo:color="#000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text:list-style style:name="ML2">
      <text:list-level-style-bullet text:level="1" text:bullet-char="•">
        <style:list-level-properties/>
        <style:text-properties style:font-name="Arial" fo:color="#006000" fo:font-size="100%"/>
      </text:list-level-style-bullet>
      <text:list-level-style-bullet text:level="2" text:bullet-char="•">
        <style:list-level-properties text:space-before="1.27cm"/>
        <style:text-properties style:font-name="Arial" fo:color="#000000" fo:font-size="100%"/>
      </text:list-level-style-bullet>
      <text:list-level-style-bullet text:level="3" text:bullet-char="•">
        <style:list-level-properties text:space-before="2.54cm"/>
        <style:text-properties style:font-name="Arial" fo:color="#000000" fo:font-size="100%"/>
      </text:list-level-style-bullet>
      <text:list-level-style-bullet text:level="4" text:bullet-char="•">
        <style:list-level-properties text:space-before="3.81cm"/>
        <style:text-properties style:font-name="Arial" fo:color="#000000" fo:font-size="100%"/>
      </text:list-level-style-bullet>
      <text:list-level-style-bullet text:level="5" text:bullet-char="•">
        <style:list-level-properties text:space-before="5.08cm"/>
        <style:text-properties style:font-name="Arial" fo:color="#000000" fo:font-size="100%"/>
      </text:list-level-style-bullet>
      <text:list-level-style-bullet text:level="6" text:bullet-char="•">
        <style:list-level-properties text:space-before="5.08cm"/>
        <style:text-properties style:font-name="Arial" fo:color="#000000" fo:font-size="100%"/>
      </text:list-level-style-bullet>
      <text:list-level-style-bullet text:level="7" text:bullet-char="•">
        <style:list-level-properties text:space-before="5.08cm"/>
        <style:text-properties style:font-name="Arial" fo:color="#000000" fo:font-size="100%"/>
      </text:list-level-style-bullet>
      <text:list-level-style-bullet text:level="8" text:bullet-char="•">
        <style:list-level-properties text:space-before="5.08cm"/>
        <style:text-properties style:font-name="Arial" fo:color="#000000" fo:font-size="100%"/>
      </text:list-level-style-bullet>
      <text:list-level-style-bullet text:level="9" text:bullet-char="•">
        <style:list-level-properties text:space-before="5.08cm"/>
        <style:text-properties style:font-name="Arial" fo:color="#000000" fo:font-size="100%"/>
      </text:list-level-style-bullet>
      <text:list-level-style-bullet text:level="10" text:bullet-char="•">
        <style:list-level-properties text:space-before="5.08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7C9408171540E3C5.jpg" xlink:type="simple" xlink:show="embed" xlink:actuate="onLoad">
          <text:p/>
        </draw:image>
      </draw:frame>
      <draw:frame presentation:style-name="Default-outline1" draw:layer="backgroundobjects" svg:width="28.773cm" svg:height="11.6cm" svg:x="1.499cm" svg:y="3.86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7"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10" draw:layer="backgroundobjects" svg:width="10.106cm" svg:height="0.719cm" svg:x="3.81cm" svg:y="18.966cm">
        <draw:text-box>
          <text:p text:style-name="MP9">© Instigate Training Center Foundation</text:p>
        </draw:text-box>
      </draw:frame>
      <presentation:notes style:page-layout-name="PM0">
        <draw:rect draw:style-name="Mgr5" draw:text-style-name="MP11" draw:layer="backgroundobjects" svg:width="20.32cm" svg:height="26.67cm" svg:x="0cm" svg:y="0cm">
          <text:p/>
        </draw:rect>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8" draw:layer="backgroundobjects" svg:width="21.334cm" svg:height="11.852cm" svg:x="5.332cm" svg:y="4.073cm">
        <text:p/>
        <draw:enhanced-geometry svg:viewBox="0 0 21600 21600" draw:type="rectangle" draw:enhanced-path="M 0 0 L 21600 0 21600 21600 0 21600 0 0 Z N"/>
      </draw:custom-shape>
      <draw:custom-shape draw:style-name="Mgr7" draw:text-style-name="MP14" draw:layer="backgroundobjects" svg:width="10.128cm" svg:height="0.713cm" svg:x="1.06cm" svg:y="19.092cm">
        <text:p text:style-name="MP13"><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1.6cm" svg:x="8.063cm" svg:y="12.2cm" presentation:class="outline" presentation:placeholder="true">
        <draw:text-box/>
      </draw:frame>
      <draw:frame draw:style-name="Mgr8" draw:text-style-name="MP15" draw:layer="backgroundobjects" svg:width="32.033cm" svg:height="10.994cm" svg:x="0cm" svg:y="0cm">
        <draw:image xlink:href="Pictures/100002010000078000000293F129F29406AB3DC8.png" xlink:type="simple" xlink:show="embed" xlink:actuate="onLoad">
          <text:p/>
        </draw:image>
      </draw:frame>
      <presentation:notes style:page-layout-name="PM0">
        <draw:rect draw:style-name="Mgr5" draw:text-style-name="MP11" draw:layer="backgroundobjects" svg:width="20.32cm" svg:height="26.67cm" svg:x="0cm" svg:y="0cm">
          <text:p/>
        </draw:rect>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12"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0.7.3$Linux_X86_64 LibreOffice_project/00m0$Build-3</meta:generator>
    <meta:initial-creator>Ruben Osipyan</meta:initial-creator>
    <meta:creation-date>2008-10-10T12:37:19</meta:creation-date>
    <dc:date>2019-10-30T11:49:33.160443062</dc:date>
    <meta:editing-cycles>396</meta:editing-cycles>
    <meta:editing-duration>P2DT16H7M58S</meta:editing-duration>
    <meta:keyword>ITC</meta:keyword>
    <meta:keyword>Instigate</meta:keyword>
    <meta:keyword>Training</meta:keyword>
    <meta:document-statistic meta:object-count="62"/>
    <meta:user-defined meta:name="Info 1"/>
    <meta:user-defined meta:name="Info 2"/>
    <meta:user-defined meta:name="Info 3"/>
    <meta:user-defined meta:name="Info 4"/>
  </office:meta>
</office:document-meta>
</file>